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9.425in" table:align="margins"/>
    </style:style>
    <style:style style:name="Table1.A" style:family="table-column">
      <style:table-column-properties style:column-width="2.5632in" style:rel-column-width="17822*"/>
    </style:style>
    <style:style style:name="Table1.B" style:family="table-column">
      <style:table-column-properties style:column-width="3.6264in" style:rel-column-width="25215*"/>
    </style:style>
    <style:style style:name="Table1.C" style:family="table-column">
      <style:table-column-properties style:column-width="3.2354in" style:rel-column-width="22498*"/>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2e78" officeooo:paragraph-rsid="001d2e78"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55c0" officeooo:paragraph-rsid="002155c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text-properties officeooo:rsid="001d2e78" officeooo:paragraph-rsid="001d2e78"/>
    </style:style>
    <style:style style:name="P5" style:family="paragraph" style:parent-style-name="Standard">
      <style:text-properties officeooo:rsid="001f7742" officeooo:paragraph-rsid="001f7742"/>
    </style:style>
    <style:style style:name="P6" style:family="paragraph" style:parent-style-name="Standard">
      <style:text-properties officeooo:rsid="002155c0" officeooo:paragraph-rsid="002155c0"/>
    </style:style>
    <style:style style:name="P7" style:family="paragraph" style:parent-style-name="Standard">
      <style:text-properties fo:font-style="italic" officeooo:rsid="0029269a" officeooo:paragraph-rsid="0029269a" style:font-style-asian="italic" style:font-style-complex="italic"/>
    </style:style>
    <style:style style:name="P8" style:family="paragraph" style:parent-style-name="Standard" style:list-style-name="L1">
      <style:text-properties officeooo:rsid="002155c0" officeooo:paragraph-rsid="002155c0"/>
    </style:style>
    <style:style style:name="P9" style:family="paragraph" style:parent-style-name="Standard" style:list-style-name="L1">
      <style:text-properties fo:font-style="italic" officeooo:rsid="002155c0" officeooo:paragraph-rsid="002155c0" style:font-style-asian="italic" style:font-style-complex="italic"/>
    </style:style>
    <style:style style:name="P10" style:family="paragraph" style:parent-style-name="Standard">
      <style:text-properties fo:font-style="italic" officeooo:rsid="002ae37b" officeooo:paragraph-rsid="002ae37b" style:font-style-asian="italic" style:font-style-complex="italic"/>
    </style:style>
    <style:style style:name="P11" style:family="paragraph" style:parent-style-name="Standard">
      <style:text-properties fo:font-style="italic" officeooo:rsid="002c8c55" officeooo:paragraph-rsid="002c8c55" style:font-style-asian="italic" style:font-style-complex="italic"/>
    </style:style>
    <style:style style:name="P12" style:family="paragraph" style:parent-style-name="Standard" style:list-style-name="L1">
      <style:text-properties officeooo:rsid="0024b28b" officeooo:paragraph-rsid="0024b28b"/>
    </style:style>
    <style:style style:name="T1" style:family="text">
      <style:text-properties officeooo:rsid="0020e00d"/>
    </style:style>
    <style:style style:name="T2" style:family="text">
      <style:text-properties officeooo:rsid="002155c0"/>
    </style:style>
    <style:style style:name="T3" style:family="text">
      <style:text-properties officeooo:rsid="0022bb64"/>
    </style:style>
    <style:style style:name="T4" style:family="text">
      <style:text-properties officeooo:rsid="00269211"/>
    </style:style>
    <style:style style:name="T5" style:family="text">
      <style:text-properties officeooo:rsid="002a6c1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table-cell table:style-name="Table1.A1" office:value-type="string">
            <text:p text:style-name="P2">Existing scan time</text:p>
          </table:table-cell>
          <table:table-cell table:style-name="Table1.A1" office:value-type="string">
            <text:p text:style-name="P2">Remove a capella song<text:span text:style-name="T3">s</text:span></text:p>
            <text:p text:style-name="P2"><text:span text:style-name="T3">A</text:span>dd long known <text:span text:style-name="T3">stimuli</text:span></text:p>
          </table:table-cell>
          <table:table-cell table:style-name="Table1.C1" office:value-type="string">
            <text:p text:style-name="P1"/>
          </table:table-cell>
        </table:table-row>
        <table:table-row>
          <table:table-cell table:style-name="Table1.A2" office:value-type="string">
            <text:p text:style-name="P2">BOLD1&amp;2 – 12 min * 2 = 24min</text:p>
            <text:p text:style-name="P2">ISS x 8 – 5 min * 8 = 40 min</text:p>
            <text:p text:style-name="P2">structural – 10 min </text:p>
            <text:p text:style-name="P2"/>
            <text:p text:style-name="P2"/>
            <text:p text:style-name="P2"/>
            <text:p text:style-name="P2">74 mins of scanning </text:p>
            <text:p text:style-name="P2">~90 mins in the scanner</text:p>
          </table:table-cell>
          <table:table-cell table:style-name="Table1.A2" office:value-type="string">
            <text:p text:style-name="P2">BOLD1&amp;2 – 9min * 2 = 18min</text:p>
            <text:p text:style-name="P2">ISS x 6 – 5min * 6 = 30 min</text:p>
            <text:p text:style-name="P2">structural – 10 min</text:p>
            <text:p text:style-name="P2">long known <text:span text:style-name="T2">whole </text:span>song – <text:span text:style-name="T2">3</text:span>min <text:span text:style-name="T2">(e.g. anthem)</text:span></text:p>
            <text:p text:style-name="P3">long known spoken stim – 3min? (e.g. poem, prayer)</text:p>
            <text:p text:style-name="P2"/>
            <text:p text:style-name="P2"><text:span text:style-name="T2">64</text:span> mins of scanning</text:p>
            <text:p text:style-name="P2">~<text:span text:style-name="T2">80</text:span> mins in the scanner</text:p>
          </table:table-cell>
          <table:table-cell table:style-name="Table1.C2" office:value-type="string">
            <text:p text:style-name="P1"/>
          </table:table-cell>
        </table:table-row>
        <table:table-row>
          <table:table-cell table:style-name="Table1.A2" office:value-type="string">
            <text:p text:style-name="P1"/>
          </table:table-cell>
          <table:table-cell table:style-name="Table1.A2" office:value-type="string">
            <text:p text:style-name="P2">- Maintain 2 songs of each type</text:p>
            <text:p text:style-name="P2">- Maintain the BOLD for RSA and ISS for synchrony</text:p>
            <text:p text:style-name="P2">- Lose <text:span text:style-name="T3">a</text:span> Capella – but it’s in the ‘middle’ of the stim continuum.</text:p>
            <text:p text:style-name="P2">- Add long known <text:span text:style-name="T3">stimuli</text:span> for comparison to <text:span text:style-name="T1">patterns in young adult</text:span> familiar <text:span text:style-name="T1">data</text:span></text:p>
            <text:p text:style-name="P2"/>
            <text:p text:style-name="P2">Is <text:span text:style-name="T4">80</text:span> mins in the scanner too long?</text:p>
            <text:p text:style-name="P2">+ some behavioural testing (20mins)</text:p>
            <text:p text:style-name="P2">+ CBS (1-1.5hrs)</text:p>
          </table:table-cell>
          <table:table-cell table:style-name="Table1.C2" office:value-type="string">
            <text:p text:style-name="P1"/>
          </table:table-cell>
        </table:table-row>
      </table:table>
      <text:p text:style-name="P4"/>
      <text:p text:style-name="P5">Questions that can be answered:</text:p>
      <text:list xml:id="list3656819148" text:style-name="L1">
        <text:list-item>
          <text:p text:style-name="P8">Are the patterns we see between stimulus types consistent from young to older adults? </text:p>
          <text:list>
            <text:list-item>
              <text:p text:style-name="P8">Synchrony: spoken&gt;instrumental&gt;whole </text:p>
            </text:list-item>
            <text:list-item>
              <text:p text:style-name="P9">can’t do a familiarity synchrony comparison</text:p>
            </text:list-item>
          </text:list>
          <text:p text:style-name="P8"/>
        </text:list-item>
        <text:list-item>
          <text:p text:style-name="P8">Does the strength of synchrony decrease in older adults – as expected?</text:p>
          <text:list>
            <text:list-item>
              <text:p text:style-name="P12">Does the strength of synchrony decrease differently depending on stim type?</text:p>
            </text:list-item>
            <text:list-item>
              <text:p text:style-name="P8">Campbell et al, 2012 show decreased synchrony in older adults to movie watching than younger adults</text:p>
            </text:list-item>
          </text:list>
          <text:p text:style-name="P12"/>
        </text:list-item>
        <text:list-item>
          <text:p text:style-name="P8">Using RSA: Is there a similar lack of difference between familiar and unfamiliar stim as in younger adults?</text:p>
        </text:list-item>
      </text:list>
      <text:p text:style-name="P6"/>
      <text:p text:style-name="P7"><text:soft-page-break/>Based on the scrambled vs intact synchrony data from Taken, the results seen in this study are unlikely to be due to stimulus onset effects. <text:span text:style-name="T5">AND Leah’s thesis (that used ‘Humanity’) showed less synchrony than to Taken. Again, if synchrony was driven by word onsets, we would expect both spoken stimuli to have similar amounts of synchrony.</text:span></text:p>
      <text:p text:style-name="P10">Also, my results are in line with what was found in Leah’s thesis – more synchrony to spoken stimuli than to music. Although, in my stimuli i see more synchrony to words+music than to just music (Leah’s stim were only music).</text:p>
      <text:p text:style-name="P10"/>
      <text:p text:style-name="P11">Simony et al 2015 – With Uri Hasson</text:p>
      <text:p text:style-name="P11">Used PieMan – intact and scrambled (words and paragraphs). Less ISC to scrambled than to intact. NOT due to word ons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9-01-05T12:08:37.637704291</meta:creation-date>
    <dc:date>2019-01-14T15:55:59.473141855</dc:date>
    <dc:creator>A Sternin</dc:creator>
    <meta:editing-duration>PT22M51S</meta:editing-duration>
    <meta:editing-cycles>9</meta:editing-cycles>
    <meta:generator>LibreOffice/6.1.2.1$MacOSX_X86_64 LibreOffice_project/65905a128db06ba48db947242809d14d3f9a93fe</meta:generator>
    <meta:document-statistic meta:table-count="1" meta:image-count="0" meta:object-count="0" meta:page-count="2" meta:paragraph-count="36" meta:word-count="358" meta:character-count="1975" meta:non-whitespace-character-count="1643"/>
  </office:meta>
</office:document-meta>
</file>